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Attendance17</text:p>
          </table:table-cell>
          <table:table-cell office:value-type="string" calcext:value-type="string">
            <text:p>Attendance18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  <table:table-cell office:value-type="string" calcext:value-type="string">
            <text:p>Homework10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Ave. Atten.</text:p>
          </table:table-cell>
          <table:table-cell office:value-type="string" calcext:value-type="string">
            <text:p>Final Atten.</text:p>
          </table:table-cell>
          <table:table-cell office:value-type="string" calcext:value-type="string">
            <text:p>Ave. Hom.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Grade w/ Curve</text:p>
          </table:table-cell>
          <table:table-cell table:number-columns-repeated="2"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2.47" calcext:value-type="float">
            <text:p>92.47</text:p>
          </table:table-cell>
          <table:table-cell office:value-type="float" office:value="58" calcext:value-type="float">
            <text:p>58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3]+[.AE3]+[.AC3]+[.AB3]+[.AA3]+[.Y3]+[.X3]+[.W3]+[.U3]+[.S3]+[.Q3]+[.P3]+[.N3]+[.M3]+[.J3]+[.H3]+[.G3]+[.F3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3]+[.AH3]+[.AG3]+[.Z3]+[.T3]+[.R3]+[.O3]+[.K3]+[.I3]+[.E3])/10/100" office:value-type="float" office:value="0.70578" calcext:value-type="float">
            <text:p>0.70578</text:p>
          </table:table-cell>
          <table:table-cell table:formula="of:=[.AN3]*0.2+[.AM3]*0.1+[.AK3]*0.15+[.AJ3]*0.1+[.AD3]*0.15+[.V3]*0.15+[.L3]*0.15" office:value-type="float" office:value="0.812520586500456" calcext:value-type="float">
            <text:p>0.8125205865</text:p>
          </table:table-cell>
          <table:table-cell table:formula="of:=[.AO3]+0.05" office:value-type="float" office:value="0.862520586500456" calcext:value-type="float">
            <text:p>0.862520586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arber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57" calcext:value-type="float">
            <text:p>99.5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 table:formula="of:=([.AF4]+[.AE4]+[.AC4]+[.AB4]+[.AA4]+[.Y4]+[.X4]+[.W4]+[.U4]+[.S4]+[.Q4]+[.P4]+[.N4]+[.M4]+[.J4]+[.H4]+[.G4]+[.F4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4]+[.AH4]+[.AG4]+[.Z4]+[.T4]+[.R4]+[.O4]+[.K4]+[.I4]+[.E4])/10/100" office:value-type="float" office:value="0.99148" calcext:value-type="float">
            <text:p>0.99148</text:p>
          </table:table-cell>
          <table:table-cell table:formula="of:=[.AN4]*0.2+[.AM4]*0.1+[.AK4]*0.15+[.AJ4]*0.1+[.AD4]*0.15+[.V4]*0.15+[.L4]*0.15" office:value-type="float" office:value="0.923713300091213" calcext:value-type="float">
            <text:p>0.9237133001</text:p>
          </table:table-cell>
          <table:table-cell table:formula="of:=[.AO4]+0.05" office:value-type="float" office:value="0.973713300091213" calcext:value-type="float">
            <text:p>0.9737133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danillo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07" calcext:value-type="float">
            <text:p>86.07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5]+[.AE5]+[.AC5]+[.AB5]+[.AA5]+[.Y5]+[.X5]+[.W5]+[.U5]+[.S5]+[.Q5]+[.P5]+[.N5]+[.M5]+[.J5]+[.H5]+[.G5]+[.F5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5]+[.AH5]+[.AG5]+[.Z5]+[.T5]+[.R5]+[.O5]+[.K5]+[.I5]+[.E5])/10/100" office:value-type="float" office:value="0.60489" calcext:value-type="float">
            <text:p>0.60489</text:p>
          </table:table-cell>
          <table:table-cell table:formula="of:=[.AN5]*0.2+[.AM5]*0.1+[.AK5]*0.15+[.AJ5]*0.1+[.AD5]*0.15+[.V5]*0.15+[.L5]*0.15" office:value-type="float" office:value="0.758333693219824" calcext:value-type="float">
            <text:p>0.7583336932</text:p>
          </table:table-cell>
          <table:table-cell table:formula="of:=[.AO5]+0.05" office:value-type="float" office:value="0.808333693219824" calcext:value-type="float">
            <text:p>0.8083336932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aldwell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96.17" calcext:value-type="float">
            <text:p>96.1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formula="of:=([.AF6]+[.AE6]+[.AC6]+[.AB6]+[.AA6]+[.Y6]+[.X6]+[.W6]+[.U6]+[.S6]+[.Q6]+[.P6]+[.N6]+[.M6]+[.J6]+[.H6]+[.G6]+[.F6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6]+[.AH6]+[.AG6]+[.Z6]+[.T6]+[.R6]+[.O6]+[.K6]+[.I6]+[.E6])/10/100" office:value-type="float" office:value="0.99112" calcext:value-type="float">
            <text:p>0.99112</text:p>
          </table:table-cell>
          <table:table-cell table:formula="of:=[.AN6]*0.2+[.AM6]*0.1+[.AK6]*0.15+[.AJ6]*0.1+[.AD6]*0.15+[.V6]*0.15+[.L6]*0.15" office:value-type="float" office:value="0.963057536029188" calcext:value-type="float">
            <text:p>0.963057536</text:p>
          </table:table-cell>
          <table:table-cell table:formula="of:=[.AO6]+0.05" office:value-type="float" office:value="1.01305753602919" calcext:value-type="float">
            <text:p>1.013057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o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96.3" calcext:value-type="float">
            <text:p>96.3</text:p>
          </table:table-cell>
          <table:table-cell office:value-type="float" office:value="98.8" calcext:value-type="float">
            <text:p>98.8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7]+[.AE7]+[.AC7]+[.AB7]+[.AA7]+[.Y7]+[.X7]+[.W7]+[.U7]+[.S7]+[.Q7]+[.P7]+[.N7]+[.M7]+[.J7]+[.H7]+[.G7]+[.F7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7]+[.AH7]+[.AG7]+[.Z7]+[.T7]+[.R7]+[.O7]+[.K7]+[.I7]+[.E7])/10/100" office:value-type="float" office:value="0.96855" calcext:value-type="float">
            <text:p>0.96855</text:p>
          </table:table-cell>
          <table:table-cell table:formula="of:=[.AN7]*0.2+[.AM7]*0.1+[.AK7]*0.15+[.AJ7]*0.1+[.AD7]*0.15+[.V7]*0.15+[.L7]*0.15" office:value-type="float" office:value="0.960422526603831" calcext:value-type="float">
            <text:p>0.9604225266</text:p>
          </table:table-cell>
          <table:table-cell table:formula="of:=[.AO7]+0.05" office:value-type="float" office:value="1.01042252660383" calcext:value-type="float">
            <text:p>1.01042252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ung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03" calcext:value-type="float">
            <text:p>99.03</text:p>
          </table:table-cell>
          <table:table-cell office:value-type="float" office:value="99.43" calcext:value-type="float">
            <text:p>99.43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9.5/26" office:value-type="float" office:value="0.75" calcext:value-type="float">
            <text:p>0.75</text:p>
          </table:table-cell>
          <table:table-cell table:formula="of:=([.AF8]+[.AE8]+[.AC8]+[.AB8]+[.AA8]+[.Y8]+[.X8]+[.W8]+[.U8]+[.S8]+[.Q8]+[.P8]+[.N8]+[.M8]+[.J8]+[.H8]+[.G8]+[.F8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8]+[.AH8]+[.AG8]+[.Z8]+[.T8]+[.R8]+[.O8]+[.K8]+[.I8]+[.E8])/10/100" office:value-type="float" office:value="0.86291" calcext:value-type="float">
            <text:p>0.86291</text:p>
          </table:table-cell>
          <table:table-cell table:formula="of:=[.AN8]*0.2+[.AM8]*0.1+[.AK8]*0.15+[.AJ8]*0.1+[.AD8]*0.15+[.V8]*0.15+[.L8]*0.15" office:value-type="float" office:value="0.82746095256917" calcext:value-type="float">
            <text:p>0.8274609526</text:p>
          </table:table-cell>
          <table:table-cell table:formula="of:=[.AO8]+0.05" office:value-type="float" office:value="0.87746095256917" calcext:value-type="float">
            <text:p>0.877460952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Gallegos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96.57" calcext:value-type="float">
            <text:p>96.57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9]+[.AE9]+[.AC9]+[.AB9]+[.AA9]+[.Y9]+[.X9]+[.W9]+[.U9]+[.S9]+[.Q9]+[.P9]+[.N9]+[.M9]+[.J9]+[.H9]+[.G9]+[.F9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9]+[.AH9]+[.AG9]+[.Z9]+[.T9]+[.R9]+[.O9]+[.K9]+[.I9]+[.E9])/10/100" office:value-type="float" office:value="0.96542" calcext:value-type="float">
            <text:p>0.96542</text:p>
          </table:table-cell>
          <table:table-cell table:formula="of:=[.AN9]*0.2+[.AM9]*0.1+[.AK9]*0.15+[.AJ9]*0.1+[.AD9]*0.15+[.V9]*0.15+[.L9]*0.15" office:value-type="float" office:value="0.929340840985102" calcext:value-type="float">
            <text:p>0.929340841</text:p>
          </table:table-cell>
          <table:table-cell table:formula="of:=[.AO9]+0.05" office:value-type="float" office:value="0.979340840985102" calcext:value-type="float">
            <text:p>0.9793408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rospe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.45" calcext:value-type="float">
            <text:p>56.45</text:p>
          </table:table-cell>
          <table:table-cell office:value-type="float" office:value="39.67" calcext:value-type="float">
            <text:p>39.67</text:p>
          </table:table-cell>
          <table:table-cell office:value-type="float" office:value="1" calcext:value-type="float">
            <text:p>1</text:p>
          </table:table-cell>
          <table:table-cell table:formula="of:=16/26" office:value-type="float" office:value="0.615384615384615" calcext:value-type="float">
            <text:p>0.6153846154</text:p>
          </table:table-cell>
          <table:table-cell table:formula="of:=([.AF10]+[.AE10]+[.AC10]+[.AB10]+[.AA10]+[.Y10]+[.X10]+[.W10]+[.U10]+[.S10]+[.Q10]+[.P10]+[.N10]+[.M10]+[.J10]+[.H10]+[.G10]+[.F10]+3)/18" office:value-type="float" office:value="0.722222222222222" calcext:value-type="float">
            <text:p>0.7222222222</text:p>
          </table:table-cell>
          <table:table-cell office:value-type="float" office:value="0.72" calcext:value-type="float">
            <text:p>0.72</text:p>
          </table:table-cell>
          <table:table-cell table:formula="of:=([.AI10]+[.AH10]+[.AG10]+[.Z10]+[.T10]+[.R10]+[.O10]+[.K10]+[.I10]+[.E10])/10/100" office:value-type="float" office:value="0.35094" calcext:value-type="float">
            <text:p>0.35094</text:p>
          </table:table-cell>
          <table:table-cell table:formula="of:=[.AN10]*0.2+[.AM10]*0.1+[.AK10]*0.15+[.AJ10]*0.1+[.AD10]*0.15+[.V10]*0.15+[.L10]*0.15" office:value-type="float" office:value="0.510404783216783" calcext:value-type="float">
            <text:p>0.5104047832</text:p>
          </table:table-cell>
          <table:table-cell table:formula="of:=[.AO10]+0.05" office:value-type="float" office:value="0.560404783216783" calcext:value-type="float">
            <text:p>0.56040478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man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7" calcext:value-type="float">
            <text:p>95.77</text:p>
          </table:table-cell>
          <table:table-cell office:value-type="float" office:value="92.8" calcext:value-type="float">
            <text:p>92.8</text:p>
          </table:table-cell>
          <table:table-cell office:value-type="float" office:value="99.27" calcext:value-type="float">
            <text:p>99.2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formula="of:=([.AF11]+[.AE11]+[.AC11]+[.AB11]+[.AA11]+[.Y11]+[.X11]+[.W11]+[.U11]+[.S11]+[.Q11]+[.P11]+[.N11]+[.M11]+[.J11]+[.H11]+[.G11]+[.F11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11]+[.AH11]+[.AG11]+[.Z11]+[.T11]+[.R11]+[.O11]+[.K11]+[.I11]+[.E11])/10/100" office:value-type="float" office:value="0.95558" calcext:value-type="float">
            <text:p>0.95558</text:p>
          </table:table-cell>
          <table:table-cell table:formula="of:=[.AN11]*0.2+[.AM11]*0.1+[.AK11]*0.15+[.AJ11]*0.1+[.AD11]*0.15+[.V11]*0.15+[.L11]*0.15" office:value-type="float" office:value="0.9535532909699" calcext:value-type="float">
            <text:p>0.953553291</text:p>
          </table:table-cell>
          <table:table-cell table:formula="of:=[.AO11]+0.05" office:value-type="float" office:value="1.0035532909699" calcext:value-type="float">
            <text:p>1.003553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nno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05" calcext:value-type="float">
            <text:p>99.05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12]+[.AE12]+[.AC12]+[.AB12]+[.AA12]+[.Y12]+[.X12]+[.W12]+[.U12]+[.S12]+[.Q12]+[.P12]+[.N12]+[.M12]+[.J12]+[.H12]+[.G12]+[.F12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12]+[.AH12]+[.AG12]+[.Z12]+[.T12]+[.R12]+[.O12]+[.K12]+[.I12]+[.E12])/10/100" office:value-type="float" office:value="0.78828" calcext:value-type="float">
            <text:p>0.78828</text:p>
          </table:table-cell>
          <table:table-cell table:formula="of:=[.AN12]*0.2+[.AM12]*0.1+[.AK12]*0.15+[.AJ12]*0.1+[.AD12]*0.15+[.V12]*0.15+[.L12]*0.15" office:value-type="float" office:value="0.871199934326543" calcext:value-type="float">
            <text:p>0.8711999343</text:p>
          </table:table-cell>
          <table:table-cell table:formula="of:=[.AO12]+0.05" office:value-type="float" office:value="0.921199934326543" calcext:value-type="float">
            <text:p>0.9211999343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76.7" calcext:value-type="float">
            <text:p>76.7</text:p>
          </table:table-cell>
          <table:table-cell office:value-type="float" office:value="79.4" calcext:value-type="float">
            <text:p>79.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8.5/26" office:value-type="float" office:value="0.711538461538462" calcext:value-type="float">
            <text:p>0.7115384615</text:p>
          </table:table-cell>
          <table:table-cell table:formula="of:=([.AF13]+[.AE13]+[.AC13]+[.AB13]+[.AA13]+[.Y13]+[.X13]+[.W13]+[.U13]+[.S13]+[.Q13]+[.P13]+[.N13]+[.M13]+[.J13]+[.H13]+[.G13]+[.F13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13]+[.AH13]+[.AG13]+[.Z13]+[.T13]+[.R13]+[.O13]+[.K13]+[.I13]+[.E13])/10/100" office:value-type="float" office:value="0.82239" calcext:value-type="float">
            <text:p>0.82239</text:p>
          </table:table-cell>
          <table:table-cell table:formula="of:=[.AN13]*0.2+[.AM13]*0.1+[.AK13]*0.15+[.AJ13]*0.1+[.AD13]*0.15+[.V13]*0.15+[.L13]*0.15" office:value-type="float" office:value="0.787022010337489" calcext:value-type="float">
            <text:p>0.7870220103</text:p>
          </table:table-cell>
          <table:table-cell table:formula="of:=[.AO13]+0.05" office:value-type="float" office:value="0.837022010337489" calcext:value-type="float">
            <text:p>0.837022010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8" calcext:value-type="float">
            <text:p>88.98</text:p>
          </table:table-cell>
          <table:table-cell office:value-type="float" office:value="98.93" calcext:value-type="float">
            <text:p>98.9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 table:formula="of:=([.AF14]+[.AE14]+[.AC14]+[.AB14]+[.AA14]+[.Y14]+[.X14]+[.W14]+[.U14]+[.S14]+[.Q14]+[.P14]+[.N14]+[.M14]+[.J14]+[.H14]+[.G14]+[.F14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14]+[.AH14]+[.AG14]+[.Z14]+[.T14]+[.R14]+[.O14]+[.K14]+[.I14]+[.E14])/10/100" office:value-type="float" office:value="0.82898" calcext:value-type="float">
            <text:p>0.82898</text:p>
          </table:table-cell>
          <table:table-cell table:formula="of:=[.AN14]*0.2+[.AM14]*0.1+[.AK14]*0.15+[.AJ14]*0.1+[.AD14]*0.15+[.V14]*0.15+[.L14]*0.15" office:value-type="float" office:value="0.90588037214959" calcext:value-type="float">
            <text:p>0.9058803721</text:p>
          </table:table-cell>
          <table:table-cell table:formula="of:=[.AO14]+0.05" office:value-type="float" office:value="0.95588037214959" calcext:value-type="float">
            <text:p>0.9558803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i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float" office:value="92.8" calcext:value-type="float">
            <text:p>92.8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 table:formula="of:=([.AF15]+[.AE15]+[.AC15]+[.AB15]+[.AA15]+[.Y15]+[.X15]+[.W15]+[.U15]+[.S15]+[.Q15]+[.P15]+[.N15]+[.M15]+[.J15]+[.H15]+[.G15]+[.F15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15]+[.AH15]+[.AG15]+[.Z15]+[.T15]+[.R15]+[.O15]+[.K15]+[.I15]+[.E15])/10/100" office:value-type="float" office:value="0.95407" calcext:value-type="float">
            <text:p>0.95407</text:p>
          </table:table-cell>
          <table:table-cell table:formula="of:=[.AN15]*0.2+[.AM15]*0.1+[.AK15]*0.15+[.AJ15]*0.1+[.AD15]*0.15+[.V15]*0.15+[.L15]*0.15" office:value-type="float" office:value="0.888820726968683" calcext:value-type="float">
            <text:p>0.888820727</text:p>
          </table:table-cell>
          <table:table-cell table:formula="of:=[.AO15]+0.05" office:value-type="float" office:value="0.938820726968684" calcext:value-type="float">
            <text:p>0.93882072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9.87" calcext:value-type="float">
            <text:p>79.8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16]+[.AE16]+[.AC16]+[.AB16]+[.AA16]+[.Y16]+[.X16]+[.W16]+[.U16]+[.S16]+[.Q16]+[.P16]+[.N16]+[.M16]+[.J16]+[.H16]+[.G16]+[.F16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16]+[.AH16]+[.AG16]+[.Z16]+[.T16]+[.R16]+[.O16]+[.K16]+[.I16]+[.E16])/10/100" office:value-type="float" office:value="0.89293" calcext:value-type="float">
            <text:p>0.89293</text:p>
          </table:table-cell>
          <table:table-cell table:formula="of:=[.AN16]*0.2+[.AM16]*0.1+[.AK16]*0.15+[.AJ16]*0.1+[.AD16]*0.15+[.V16]*0.15+[.L16]*0.15" office:value-type="float" office:value="0.895496535117057" calcext:value-type="float">
            <text:p>0.8954965351</text:p>
          </table:table-cell>
          <table:table-cell table:formula="of:=[.AO16]+0.05" office:value-type="float" office:value="0.945496535117057" calcext:value-type="float">
            <text:p>0.94549653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ozco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([.AF17]+[.AE17]+[.AC17]+[.AB17]+[.AA17]+[.Y17]+[.X17]+[.W17]+[.U17]+[.S17]+[.Q17]+[.P17]+[.N17]+[.M17]+[.J17]+[.H17]+[.G17]+[.F17]+3)/18" office:value-type="float" office:value="0.444444444444444" calcext:value-type="float">
            <text:p>0.4444444444</text:p>
          </table:table-cell>
          <table:table-cell office:value-type="float" office:value="0.44" calcext:value-type="float">
            <text:p>0.44</text:p>
          </table:table-cell>
          <table:table-cell table:formula="of:=([.AI17]+[.AH17]+[.AG17]+[.Z17]+[.T17]+[.R17]+[.O17]+[.K17]+[.I17]+[.E17])/10/100" office:value-type="float" office:value="0.38665" calcext:value-type="float">
            <text:p>0.38665</text:p>
          </table:table-cell>
          <table:table-cell table:formula="of:=[.AN17]*0.2+[.AM17]*0.1+[.AK17]*0.15+[.AJ17]*0.1+[.AD17]*0.15+[.V17]*0.15+[.L17]*0.15" office:value-type="float" office:value="0.18133" calcext:value-type="float">
            <text:p>0.18133</text:p>
          </table:table-cell>
          <table:table-cell table:formula="of:=[.AO17]+0.05" office:value-type="float" office:value="0.23133" calcext:value-type="float">
            <text:p>0.23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8" calcext:value-type="float">
            <text:p>68.18</text:p>
          </table:table-cell>
          <table:table-cell office:value-type="float" office:value="88.03" calcext:value-type="float">
            <text:p>88.03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18]+[.AE18]+[.AC18]+[.AB18]+[.AA18]+[.Y18]+[.X18]+[.W18]+[.U18]+[.S18]+[.Q18]+[.P18]+[.N18]+[.M18]+[.J18]+[.H18]+[.G18]+[.F18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18]+[.AH18]+[.AG18]+[.Z18]+[.T18]+[.R18]+[.O18]+[.K18]+[.I18]+[.E18])/10/100" office:value-type="float" office:value="0.82268" calcext:value-type="float">
            <text:p>0.82268</text:p>
          </table:table-cell>
          <table:table-cell table:formula="of:=[.AN18]*0.2+[.AM18]*0.1+[.AK18]*0.15+[.AJ18]*0.1+[.AD18]*0.15+[.V18]*0.15+[.L18]*0.15" office:value-type="float" office:value="0.903521253876558" calcext:value-type="float">
            <text:p>0.9035212539</text:p>
          </table:table-cell>
          <table:table-cell table:formula="of:=[.AO18]+0.05" office:value-type="float" office:value="0.953521253876558" calcext:value-type="float">
            <text:p>0.95352125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ton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36.57" calcext:value-type="float">
            <text:p>36.5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4/26" office:value-type="float" office:value="0.538461538461538" calcext:value-type="float">
            <text:p>0.5384615385</text:p>
          </table:table-cell>
          <table:table-cell table:formula="of:=([.AF19]+[.AE19]+[.AC19]+[.AB19]+[.AA19]+[.Y19]+[.X19]+[.W19]+[.U19]+[.S19]+[.Q19]+[.P19]+[.N19]+[.M19]+[.J19]+[.H19]+[.G19]+[.F19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19]+[.AH19]+[.AG19]+[.Z19]+[.T19]+[.R19]+[.O19]+[.K19]+[.I19]+[.E19])/10/100" office:value-type="float" office:value="0.45336" calcext:value-type="float">
            <text:p>0.45336</text:p>
          </table:table-cell>
          <table:table-cell table:formula="of:=[.AN19]*0.2+[.AM19]*0.1+[.AK19]*0.15+[.AJ19]*0.1+[.AD19]*0.15+[.V19]*0.15+[.L19]*0.15" office:value-type="float" office:value="0.643970875038005" calcext:value-type="float">
            <text:p>0.643970875</text:p>
          </table:table-cell>
          <table:table-cell table:formula="of:=[.AO19]+0.05" office:value-type="float" office:value="0.693970875038005" calcext:value-type="float">
            <text:p>0.693970875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Rockenbach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83" calcext:value-type="float">
            <text:p>97.83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  <table:table-cell table:formula="of:=17.5/26" office:value-type="float" office:value="0.673076923076923" calcext:value-type="float">
            <text:p>0.6730769231</text:p>
          </table:table-cell>
          <table:table-cell table:formula="of:=([.AF20]+[.AE20]+[.AC20]+[.AB20]+[.AA20]+[.Y20]+[.X20]+[.W20]+[.U20]+[.S20]+[.Q20]+[.P20]+[.N20]+[.M20]+[.J20]+[.H20]+[.G20]+[.F20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20]+[.AH20]+[.AG20]+[.Z20]+[.T20]+[.R20]+[.O20]+[.K20]+[.I20]+[.E20])/10/100" office:value-type="float" office:value="0.98348" calcext:value-type="float">
            <text:p>0.98348</text:p>
          </table:table-cell>
          <table:table-cell table:formula="of:=[.AN20]*0.2+[.AM20]*0.1+[.AK20]*0.15+[.AJ20]*0.1+[.AD20]*0.15+[.V20]*0.15+[.L20]*0.15" office:value-type="float" office:value="0.841864554271815" calcext:value-type="float">
            <text:p>0.8418645543</text:p>
          </table:table-cell>
          <table:table-cell table:formula="of:=[.AO20]+0.05" office:value-type="float" office:value="0.891864554271815" calcext:value-type="float">
            <text:p>0.891864554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Rodriguez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formula="of:=20/26" office:value-type="float" office:value="0.769230769230769" calcext:value-type="float">
            <text:p>0.7692307692</text:p>
          </table:table-cell>
          <table:table-cell table:formula="of:=([.AF21]+[.AE21]+[.AC21]+[.AB21]+[.AA21]+[.Y21]+[.X21]+[.W21]+[.U21]+[.S21]+[.Q21]+[.P21]+[.N21]+[.M21]+[.J21]+[.H21]+[.G21]+[.F21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21]+[.AH21]+[.AG21]+[.Z21]+[.T21]+[.R21]+[.O21]+[.K21]+[.I21]+[.E21])/10/100" office:value-type="float" office:value="0.38056" calcext:value-type="float">
            <text:p>0.38056</text:p>
          </table:table-cell>
          <table:table-cell table:formula="of:=[.AN21]*0.2+[.AM21]*0.1+[.AK21]*0.15+[.AJ21]*0.1+[.AD21]*0.15+[.V21]*0.15+[.L21]*0.15" office:value-type="float" office:value="0.719113216175129" calcext:value-type="float">
            <text:p>0.7191132162</text:p>
          </table:table-cell>
          <table:table-cell table:formula="of:=[.AO21]+0.05" office:value-type="float" office:value="0.769113216175129" calcext:value-type="float">
            <text:p>0.7691132162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Rothschild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.73" calcext:value-type="float">
            <text:p>99.73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8/26" office:value-type="float" office:value="0.692307692307692" calcext:value-type="float">
            <text:p>0.6923076923</text:p>
          </table:table-cell>
          <table:table-cell table:formula="of:=([.AF22]+[.AE22]+[.AC22]+[.AB22]+[.AA22]+[.Y22]+[.X22]+[.W22]+[.U22]+[.S22]+[.Q22]+[.P22]+[.N22]+[.M22]+[.J22]+[.H22]+[.G22]+[.F22]+3)/18" office:value-type="float" office:value="0.611111111111111" calcext:value-type="float">
            <text:p>0.6111111111</text:p>
          </table:table-cell>
          <table:table-cell office:value-type="float" office:value="0.61" calcext:value-type="float">
            <text:p>0.61</text:p>
          </table:table-cell>
          <table:table-cell table:formula="of:=([.AI22]+[.AH22]+[.AG22]+[.Z22]+[.T22]+[.R22]+[.O22]+[.K22]+[.I22]+[.E22])/10/100" office:value-type="float" office:value="0.96928" calcext:value-type="float">
            <text:p>0.96928</text:p>
          </table:table-cell>
          <table:table-cell table:formula="of:=[.AN22]*0.2+[.AM22]*0.1+[.AK22]*0.15+[.AJ22]*0.1+[.AD22]*0.15+[.V22]*0.15+[.L22]*0.15" office:value-type="float" office:value="0.822625078747339" calcext:value-type="float">
            <text:p>0.8226250787</text:p>
          </table:table-cell>
          <table:table-cell table:formula="of:=[.AO22]+0.05" office:value-type="float" office:value="0.87262507874734" calcext:value-type="float">
            <text:p>0.8726250787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7" calcext:value-type="float">
            <text:p>42.7</text:p>
          </table:table-cell>
          <table:table-cell office:value-type="float" office:value="94.8" calcext:value-type="float">
            <text:p>94.8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</text:p>
          </table:table-cell>
          <table:table-cell table:formula="of:=18/26" office:value-type="float" office:value="0.692307692307692" calcext:value-type="float">
            <text:p>0.6923076923</text:p>
          </table:table-cell>
          <table:table-cell table:formula="of:=([.AF23]+[.AE23]+[.AC23]+[.AB23]+[.AA23]+[.Y23]+[.X23]+[.W23]+[.U23]+[.S23]+[.Q23]+[.P23]+[.N23]+[.M23]+[.J23]+[.H23]+[.G23]+[.F23]+3)/18" office:value-type="float" office:value="0.944444444444444" calcext:value-type="float">
            <text:p>0.9444444444</text:p>
          </table:table-cell>
          <table:table-cell office:value-type="float" office:value="0.94" calcext:value-type="float">
            <text:p>0.94</text:p>
          </table:table-cell>
          <table:table-cell table:formula="of:=([.AI23]+[.AH23]+[.AG23]+[.Z23]+[.T23]+[.R23]+[.O23]+[.K23]+[.I23]+[.E23])/10/100" office:value-type="float" office:value="0.77886" calcext:value-type="float">
            <text:p>0.77886</text:p>
          </table:table-cell>
          <table:table-cell table:formula="of:=[.AN23]*0.2+[.AM23]*0.1+[.AK23]*0.15+[.AJ23]*0.1+[.AD23]*0.15+[.V23]*0.15+[.L23]*0.15" office:value-type="float" office:value="0.758865189419276" calcext:value-type="float">
            <text:p>0.7588651894</text:p>
          </table:table-cell>
          <table:table-cell table:formula="of:=[.AO23]+0.05" office:value-type="float" office:value="0.808865189419276" calcext:value-type="float">
            <text:p>0.8088651894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Thrasher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formula="of:=([.AF24]+[.AE24]+[.AC24]+[.AB24]+[.AA24]+[.Y24]+[.X24]+[.W24]+[.U24]+[.S24]+[.Q24]+[.P24]+[.N24]+[.M24]+[.J24]+[.H24]+[.G24]+[.F24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24]+[.AH24]+[.AG24]+[.Z24]+[.T24]+[.R24]+[.O24]+[.K24]+[.I24]+[.E24])/10/100" office:value-type="float" office:value="0.97835" calcext:value-type="float">
            <text:p>0.97835</text:p>
          </table:table-cell>
          <table:table-cell table:formula="of:=[.AN24]*0.2+[.AM24]*0.1+[.AK24]*0.15+[.AJ24]*0.1+[.AD24]*0.15+[.V24]*0.15+[.L24]*0.15" office:value-type="float" office:value="0.845203292794162" calcext:value-type="float">
            <text:p>0.8452032928</text:p>
          </table:table-cell>
          <table:table-cell table:formula="of:=[.AO24]+0.05" office:value-type="float" office:value="0.895203292794162" calcext:value-type="float">
            <text:p>0.895203292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Valdez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77" calcext:value-type="float">
            <text:p>92.7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/26" office:value-type="float" office:value="0.769230769230769" calcext:value-type="float">
            <text:p>0.7692307692</text:p>
          </table:table-cell>
          <table:table-cell table:formula="of:=([.AF25]+[.AE25]+[.AC25]+[.AB25]+[.AA25]+[.Y25]+[.X25]+[.W25]+[.U25]+[.S25]+[.Q25]+[.P25]+[.N25]+[.M25]+[.J25]+[.H25]+[.G25]+[.F25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25]+[.AH25]+[.AG25]+[.Z25]+[.T25]+[.R25]+[.O25]+[.K25]+[.I25]+[.E25])/10/100" office:value-type="float" office:value="0.95101" calcext:value-type="float">
            <text:p>0.95101</text:p>
          </table:table-cell>
          <table:table-cell table:formula="of:=[.AN25]*0.2+[.AM25]*0.1+[.AK25]*0.15+[.AJ25]*0.1+[.AD25]*0.15+[.V25]*0.15+[.L25]*0.15" office:value-type="float" office:value="0.863966062024932" calcext:value-type="float">
            <text:p>0.863966062</text:p>
          </table:table-cell>
          <table:table-cell table:formula="of:=[.AO25]+0.05" office:value-type="float" office:value="0.913966062024932" calcext:value-type="float">
            <text:p>0.91396606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Villegas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5.73" calcext:value-type="float">
            <text:p>95.7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26]+[.AE26]+[.AC26]+[.AB26]+[.AA26]+[.Y26]+[.X26]+[.W26]+[.U26]+[.S26]+[.Q26]+[.P26]+[.N26]+[.M26]+[.J26]+[.H26]+[.G26]+[.F26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26]+[.AH26]+[.AG26]+[.Z26]+[.T26]+[.R26]+[.O26]+[.K26]+[.I26]+[.E26])/10/100" office:value-type="float" office:value="0.97827" calcext:value-type="float">
            <text:p>0.97827</text:p>
          </table:table-cell>
          <table:table-cell table:formula="of:=[.AN26]*0.2+[.AM26]*0.1+[.AK26]*0.15+[.AJ26]*0.1+[.AD26]*0.15+[.V26]*0.15+[.L26]*0.15" office:value-type="float" office:value="0.971968799331104" calcext:value-type="float">
            <text:p>0.9719687993</text:p>
          </table:table-cell>
          <table:table-cell table:formula="of:=[.AO26]+0.05" office:value-type="float" office:value="1.0219687993311" calcext:value-type="float">
            <text:p>1.02196879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tanis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 table:formula="of:=([.AF27]+[.AE27]+[.AC27]+[.AB27]+[.AA27]+[.Y27]+[.X27]+[.W27]+[.U27]+[.S27]+[.Q27]+[.P27]+[.N27]+[.M27]+[.J27]+[.H27]+[.G27]+[.F27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27]+[.AH27]+[.AG27]+[.Z27]+[.T27]+[.R27]+[.O27]+[.K27]+[.I27]+[.E27])/10/100" office:value-type="float" office:value="0.9209" calcext:value-type="float">
            <text:p>0.9209</text:p>
          </table:table-cell>
          <table:table-cell table:formula="of:=[.AN27]*0.2+[.AM27]*0.1+[.AK27]*0.15+[.AJ27]*0.1+[.AD27]*0.15+[.V27]*0.15+[.L27]*0.15" office:value-type="float" office:value="0.895682356339313" calcext:value-type="float">
            <text:p>0.8956823563</text:p>
          </table:table-cell>
          <table:table-cell table:formula="of:=[.AO27]+0.05" office:value-type="float" office:value="0.945682356339313" calcext:value-type="float">
            <text:p>0.94568235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ung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43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table:formula="of:=23.5/26" office:value-type="float" office:value="0.903846153846154" calcext:value-type="float">
            <text:p>0.9038461538</text:p>
          </table:table-cell>
          <table:table-cell table:formula="of:=([.AF29]+[.AE29]+[.AC29]+[.AB29]+[.AA29]+[.Y29]+[.X29]+[.W29]+[.U29]+[.S29]+[.Q29]+[.P29]+[.N29]+[.M29]+[.J29]+[.H29]+[.G29]+[.F29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29]+[.AH29]+[.AG29]+[.Z29]+[.T29]+[.R29]+[.O29]+[.K29]+[.I29]+[.E29])/10/100" office:value-type="float" office:value="0.99672" calcext:value-type="float">
            <text:p>0.99672</text:p>
          </table:table-cell>
          <table:table-cell table:formula="of:=[.AN29]*0.2+[.AM29]*0.1+[.AK29]*0.15+[.AJ29]*0.1+[.AD29]*0.15+[.V29]*0.15+[.L29]*0.15" office:value-type="float" office:value="0.951422899361508" calcext:value-type="float">
            <text:p>0.9514228994</text:p>
          </table:table-cell>
          <table:table-cell table:formula="of:=[.AO29]+0.05" office:value-type="float" office:value="1.00142289936151" calcext:value-type="float">
            <text:p>1.0014228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arasinghe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.1</text:p>
          </table:table-cell>
          <table:table-cell office:value-type="float" office:value="99.53" calcext:value-type="float">
            <text:p>99.53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30]+[.AE30]+[.AC30]+[.AB30]+[.AA30]+[.Y30]+[.X30]+[.W30]+[.U30]+[.S30]+[.Q30]+[.P30]+[.N30]+[.M30]+[.J30]+[.H30]+[.G30]+[.F30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30]+[.AH30]+[.AG30]+[.Z30]+[.T30]+[.R30]+[.O30]+[.K30]+[.I30]+[.E30])/10/100" office:value-type="float" office:value="0.98131" calcext:value-type="float">
            <text:p>0.98131</text:p>
          </table:table-cell>
          <table:table-cell table:formula="of:=[.AN30]*0.2+[.AM30]*0.1+[.AK30]*0.15+[.AJ30]*0.1+[.AD30]*0.15+[.V30]*0.15+[.L30]*0.15" office:value-type="float" office:value="0.92037609242931" calcext:value-type="float">
            <text:p>0.9203760924</text:p>
          </table:table-cell>
          <table:table-cell table:formula="of:=[.AO30]+0.05" office:value-type="float" office:value="0.97037609242931" calcext:value-type="float">
            <text:p>0.97037609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ila-Zavala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95.07" calcext:value-type="float">
            <text:p>95.07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31]+[.AE31]+[.AC31]+[.AB31]+[.AA31]+[.Y31]+[.X31]+[.W31]+[.U31]+[.S31]+[.Q31]+[.P31]+[.N31]+[.M31]+[.J31]+[.H31]+[.G31]+[.F31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31]+[.AH31]+[.AG31]+[.Z31]+[.T31]+[.R31]+[.O31]+[.K31]+[.I31]+[.E31])/10/100" office:value-type="float" office:value="0.96144" calcext:value-type="float">
            <text:p>0.96144</text:p>
          </table:table-cell>
          <table:table-cell table:formula="of:=[.AN31]*0.2+[.AM31]*0.1+[.AK31]*0.15+[.AJ31]*0.1+[.AD31]*0.15+[.V31]*0.15+[.L31]*0.15" office:value-type="float" office:value="0.918641374885983" calcext:value-type="float">
            <text:p>0.9186413749</text:p>
          </table:table-cell>
          <table:table-cell table:formula="of:=[.AO31]+0.05" office:value-type="float" office:value="0.968641374885983" calcext:value-type="float">
            <text:p>0.96864137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ck-Hogins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2" calcext:value-type="float">
            <text:p>98.12</text:p>
          </table:table-cell>
          <table:table-cell office:value-type="float" office:value="93.92" calcext:value-type="float">
            <text:p>93.92</text:p>
          </table:table-cell>
          <table:table-cell office:value-type="float" office:value="99.6" calcext:value-type="float">
            <text:p>99.6</text:p>
          </table:table-cell>
          <table:table-cell table:formula="of:=9/10" office:value-type="float" office:value="0.9" calcext:value-type="float">
            <text:p>0.9</text:p>
          </table:table-cell>
          <table:table-cell table:formula="of:=23.5/26" office:value-type="float" office:value="0.903846153846154" calcext:value-type="float">
            <text:p>0.9038461538</text:p>
          </table:table-cell>
          <table:table-cell table:formula="of:=([.AF32]+[.AE32]+[.AC32]+[.AB32]+[.AA32]+[.Y32]+[.X32]+[.W32]+[.U32]+[.S32]+[.Q32]+[.P32]+[.N32]+[.M32]+[.J32]+[.H32]+[.G32]+[.F32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32]+[.AH32]+[.AG32]+[.Z32]+[.T32]+[.R32]+[.O32]+[.K32]+[.I32]+[.E32])/10/100" office:value-type="float" office:value="0.97613" calcext:value-type="float">
            <text:p>0.97613</text:p>
          </table:table-cell>
          <table:table-cell table:formula="of:=[.AN32]*0.2+[.AM32]*0.1+[.AK32]*0.15+[.AJ32]*0.1+[.AD32]*0.15+[.V32]*0.15+[.L32]*0.15" office:value-type="float" office:value="0.9093058875038" calcext:value-type="float">
            <text:p>0.9093058875</text:p>
          </table:table-cell>
          <table:table-cell table:formula="of:=[.AO32]+0.05" office:value-type="float" office:value="0.9593058875038" calcext:value-type="float">
            <text:p>0.9593058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stro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97.3" calcext:value-type="float">
            <text:p>97.3</text:p>
          </table:table-cell>
          <table:table-cell office:value-type="float" office:value="96.3" calcext:value-type="float">
            <text:p>96.3</text:p>
          </table:table-cell>
          <table:table-cell office:value-type="float" office:value="1" calcext:value-type="float">
            <text:p>1</text:p>
          </table:table-cell>
          <table:table-cell table:formula="of:=23.5/26" office:value-type="float" office:value="0.903846153846154" calcext:value-type="float">
            <text:p>0.9038461538</text:p>
          </table:table-cell>
          <table:table-cell table:formula="of:=([.AF33]+[.AE33]+[.AC33]+[.AB33]+[.AA33]+[.Y33]+[.X33]+[.W33]+[.U33]+[.S33]+[.Q33]+[.P33]+[.N33]+[.M33]+[.J33]+[.H33]+[.G33]+[.F33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33]+[.AH33]+[.AG33]+[.Z33]+[.T33]+[.R33]+[.O33]+[.K33]+[.I33]+[.E33])/10/100" office:value-type="float" office:value="0.96477" calcext:value-type="float">
            <text:p>0.96477</text:p>
          </table:table-cell>
          <table:table-cell table:formula="of:=[.AN33]*0.2+[.AM33]*0.1+[.AK33]*0.15+[.AJ33]*0.1+[.AD33]*0.15+[.V33]*0.15+[.L33]*0.15" office:value-type="float" office:value="0.879533887503801" calcext:value-type="float">
            <text:p>0.8795338875</text:p>
          </table:table-cell>
          <table:table-cell table:formula="of:=[.AO33]+0.05" office:value-type="float" office:value="0.929533887503801" calcext:value-type="float">
            <text:p>0.929533887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havira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4]+[.AE34]+[.AC34]+[.AB34]+[.AA34]+[.Y34]+[.X34]+[.W34]+[.U34]+[.S34]+[.Q34]+[.P34]+[.N34]+[.M34]+[.J34]+[.H34]+[.G34]+[.F34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34]+[.AH34]+[.AG34]+[.Z34]+[.T34]+[.R34]+[.O34]+[.K34]+[.I34]+[.E34])/10/100" office:value-type="float" office:value="0.9939" calcext:value-type="float">
            <text:p>0.9939</text:p>
          </table:table-cell>
          <table:table-cell table:formula="of:=[.AN34]*0.2+[.AM34]*0.1+[.AK34]*0.15+[.AJ34]*0.1+[.AD34]*0.15+[.V34]*0.15+[.L34]*0.15" office:value-type="float" office:value="0.92788687138948" calcext:value-type="float">
            <text:p>0.9278868714</text:p>
          </table:table-cell>
          <table:table-cell table:formula="of:=[.AO34]+0.05" office:value-type="float" office:value="0.97788687138948" calcext:value-type="float">
            <text:p>0.9778868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nolly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82.77" calcext:value-type="float">
            <text:p>82.77</text:p>
          </table:table-cell>
          <table:table-cell office:value-type="float" office:value="79.33" calcext:value-type="float">
            <text:p>79.33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35]+[.AE35]+[.AC35]+[.AB35]+[.AA35]+[.Y35]+[.X35]+[.W35]+[.U35]+[.S35]+[.Q35]+[.P35]+[.N35]+[.M35]+[.J35]+[.H35]+[.G35]+[.F35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35]+[.AH35]+[.AG35]+[.Z35]+[.T35]+[.R35]+[.O35]+[.K35]+[.I35]+[.E35])/10/100" office:value-type="float" office:value="0.78777" calcext:value-type="float">
            <text:p>0.78777</text:p>
          </table:table-cell>
          <table:table-cell table:formula="of:=[.AN35]*0.2+[.AM35]*0.1+[.AK35]*0.15+[.AJ35]*0.1+[.AD35]*0.15+[.V35]*0.15+[.L35]*0.15" office:value-type="float" office:value="0.856221908178778" calcext:value-type="float">
            <text:p>0.8562219082</text:p>
          </table:table-cell>
          <table:table-cell table:formula="of:=[.AO35]+0.05" office:value-type="float" office:value="0.906221908178778" calcext:value-type="float">
            <text:p>0.906221908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iaz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84.8" calcext:value-type="float">
            <text:p>84.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6]+[.AE36]+[.AC36]+[.AB36]+[.AA36]+[.Y36]+[.X36]+[.W36]+[.U36]+[.S36]+[.Q36]+[.P36]+[.N36]+[.M36]+[.J36]+[.H36]+[.G36]+[.F36]+3)/18" office:value-type="float" office:value="0.833333333333333" calcext:value-type="float">
            <text:p>0.8333333333</text:p>
          </table:table-cell>
          <table:table-cell office:value-type="float" office:value="0.83" calcext:value-type="float">
            <text:p>0.83</text:p>
          </table:table-cell>
          <table:table-cell table:formula="of:=([.AI36]+[.AH36]+[.AG36]+[.Z36]+[.T36]+[.R36]+[.O36]+[.K36]+[.I36]+[.E36])/10/100" office:value-type="float" office:value="0.85992" calcext:value-type="float">
            <text:p>0.85992</text:p>
          </table:table-cell>
          <table:table-cell table:formula="of:=[.AN36]*0.2+[.AM36]*0.1+[.AK36]*0.15+[.AJ36]*0.1+[.AD36]*0.15+[.V36]*0.15+[.L36]*0.15" office:value-type="float" office:value="0.886180792338097" calcext:value-type="float">
            <text:p>0.8861807923</text:p>
          </table:table-cell>
          <table:table-cell table:formula="of:=[.AO36]+0.05" office:value-type="float" office:value="0.936180792338097" calcext:value-type="float">
            <text:p>0.93618079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gueroa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" calcext:value-type="float">
            <text:p>97.3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7]+[.AE37]+[.AC37]+[.AB37]+[.AA37]+[.Y37]+[.X37]+[.W37]+[.U37]+[.S37]+[.Q37]+[.P37]+[.N37]+[.M37]+[.J37]+[.H37]+[.G37]+[.F37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37]+[.AH37]+[.AG37]+[.Z37]+[.T37]+[.R37]+[.O37]+[.K37]+[.I37]+[.E37])/10/100" office:value-type="float" office:value="0.85698" calcext:value-type="float">
            <text:p>0.85698</text:p>
          </table:table-cell>
          <table:table-cell table:formula="of:=[.AN37]*0.2+[.AM37]*0.1+[.AK37]*0.15+[.AJ37]*0.1+[.AD37]*0.15+[.V37]*0.15+[.L37]*0.15" office:value-type="float" office:value="0.898842792338097" calcext:value-type="float">
            <text:p>0.8988427923</text:p>
          </table:table-cell>
          <table:table-cell table:formula="of:=[.AO37]+0.05" office:value-type="float" office:value="0.948842792338097" calcext:value-type="float">
            <text:p>0.94884279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icia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17" calcext:value-type="float">
            <text:p>84.17</text:p>
          </table:table-cell>
          <table:table-cell office:value-type="float" office:value="84.83" calcext:value-type="float">
            <text:p>84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38]+[.AE38]+[.AC38]+[.AB38]+[.AA38]+[.Y38]+[.X38]+[.W38]+[.U38]+[.S38]+[.Q38]+[.P38]+[.N38]+[.M38]+[.J38]+[.H38]+[.G38]+[.F38]+3)/18" office:value-type="float" office:value="0.833333333333333" calcext:value-type="float">
            <text:p>0.8333333333</text:p>
          </table:table-cell>
          <table:table-cell office:value-type="float" office:value="0.83" calcext:value-type="float">
            <text:p>0.83</text:p>
          </table:table-cell>
          <table:table-cell table:formula="of:=([.AI38]+[.AH38]+[.AG38]+[.Z38]+[.T38]+[.R38]+[.O38]+[.K38]+[.I38]+[.E38])/10/100" office:value-type="float" office:value="0.61971" calcext:value-type="float">
            <text:p>0.61971</text:p>
          </table:table-cell>
          <table:table-cell table:formula="of:=[.AN38]*0.2+[.AM38]*0.1+[.AK38]*0.15+[.AJ38]*0.1+[.AD38]*0.15+[.V38]*0.15+[.L38]*0.15" office:value-type="float" office:value="0.708480461538462" calcext:value-type="float">
            <text:p>0.7084804615</text:p>
          </table:table-cell>
          <table:table-cell table:formula="of:=[.AO38]+0.05" office:value-type="float" office:value="0.758480461538462" calcext:value-type="float">
            <text:p>0.7584804615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Hernandez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8.53" calcext:value-type="float">
            <text:p>98.53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39]+[.AE39]+[.AC39]+[.AB39]+[.AA39]+[.Y39]+[.X39]+[.W39]+[.U39]+[.S39]+[.Q39]+[.P39]+[.N39]+[.M39]+[.J39]+[.H39]+[.G39]+[.F39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39]+[.AH39]+[.AG39]+[.Z39]+[.T39]+[.R39]+[.O39]+[.K39]+[.I39]+[.E39])/10/100" office:value-type="float" office:value="0.98351" calcext:value-type="float">
            <text:p>0.98351</text:p>
          </table:table-cell>
          <table:table-cell table:formula="of:=[.AN39]*0.2+[.AM39]*0.1+[.AK39]*0.15+[.AJ39]*0.1+[.AD39]*0.15+[.V39]*0.15+[.L39]*0.15" office:value-type="float" office:value="0.904116677713591" calcext:value-type="float">
            <text:p>0.9041166777</text:p>
          </table:table-cell>
          <table:table-cell table:formula="of:=[.AO39]+0.05" office:value-type="float" office:value="0.954116677713591" calcext:value-type="float">
            <text:p>0.9541166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75/23" office:value-type="float" office:value="0.945652173913043" calcext:value-type="float">
            <text:p>0.94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([.AF40]+[.AE40]+[.AC40]+[.AB40]+[.AA40]+[.Y40]+[.X40]+[.W40]+[.U40]+[.S40]+[.Q40]+[.P40]+[.N40]+[.M40]+[.J40]+[.H40]+[.G40]+[.F40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40]+[.AH40]+[.AG40]+[.Z40]+[.T40]+[.R40]+[.O40]+[.K40]+[.I40]+[.E40])/10/100" office:value-type="float" office:value="0.99536" calcext:value-type="float">
            <text:p>0.99536</text:p>
          </table:table-cell>
          <table:table-cell table:formula="of:=[.AN40]*0.2+[.AM40]*0.1+[.AK40]*0.15+[.AJ40]*0.1+[.AD40]*0.15+[.V40]*0.15+[.L40]*0.15" office:value-type="float" office:value="0.961313182730313" calcext:value-type="float">
            <text:p>0.9613131827</text:p>
          </table:table-cell>
          <table:table-cell table:formula="of:=[.AO40]+0.05" office:value-type="float" office:value="1.01131318273031" calcext:value-type="float">
            <text:p>1.01131318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0.87"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41]+[.AE41]+[.AC41]+[.AB41]+[.AA41]+[.Y41]+[.X41]+[.W41]+[.U41]+[.S41]+[.Q41]+[.P41]+[.N41]+[.M41]+[.J41]+[.H41]+[.G41]+[.F41]+3)/18" office:value-type="float" office:value="0.666666666666667" calcext:value-type="float">
            <text:p>0.6666666667</text:p>
          </table:table-cell>
          <table:table-cell office:value-type="float" office:value="0.66" calcext:value-type="float">
            <text:p>0.66</text:p>
          </table:table-cell>
          <table:table-cell table:formula="of:=([.AI41]+[.AH41]+[.AG41]+[.Z41]+[.T41]+[.R41]+[.O41]+[.K41]+[.I41]+[.E41])/10/100" office:value-type="float" office:value="0.98565" calcext:value-type="float">
            <text:p>0.98565</text:p>
          </table:table-cell>
          <table:table-cell table:formula="of:=[.AN41]*0.2+[.AM41]*0.1+[.AK41]*0.15+[.AJ41]*0.1+[.AD41]*0.15+[.V41]*0.15+[.L41]*0.15" office:value-type="float" office:value="0.873259066585588" calcext:value-type="float">
            <text:p>0.8732590666</text:p>
          </table:table-cell>
          <table:table-cell table:formula="of:=[.AO41]+0.05" office:value-type="float" office:value="0.923259066585588" calcext:value-type="float">
            <text:p>0.9232590666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Jeffers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42]+[.AE42]+[.AC42]+[.AB42]+[.AA42]+[.Y42]+[.X42]+[.W42]+[.U42]+[.S42]+[.Q42]+[.P42]+[.N42]+[.M42]+[.J42]+[.H42]+[.G42]+[.F42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2]+[.AH42]+[.AG42]+[.Z42]+[.T42]+[.R42]+[.O42]+[.K42]+[.I42]+[.E42])/10/100" office:value-type="float" office:value="0.58905" calcext:value-type="float">
            <text:p>0.58905</text:p>
          </table:table-cell>
          <table:table-cell table:formula="of:=[.AN42]*0.2+[.AM42]*0.1+[.AK42]*0.15+[.AJ42]*0.1+[.AD42]*0.15+[.V42]*0.15+[.L42]*0.15" office:value-type="float" office:value="0.839793125570082" calcext:value-type="float">
            <text:p>0.8397931256</text:p>
          </table:table-cell>
          <table:table-cell table:formula="of:=[.AO42]+0.05" office:value-type="float" office:value="0.889793125570082" calcext:value-type="float">
            <text:p>0.889793125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Kotani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.33" calcext:value-type="float">
            <text:p>32.33</text:p>
          </table:table-cell>
          <table:table-cell office:value-type="float" office:value="39.8" calcext:value-type="float">
            <text:p>39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AF43]+[.AE43]+[.AC43]+[.AB43]+[.AA43]+[.Y43]+[.X43]+[.W43]+[.U43]+[.S43]+[.Q43]+[.P43]+[.N43]+[.M43]+[.J43]+[.H43]+[.G43]+[.F43]+3)/18" office:value-type="float" office:value="0.555555555555556" calcext:value-type="float">
            <text:p>0.5555555556</text:p>
          </table:table-cell>
          <table:table-cell office:value-type="float" office:value="0.55" calcext:value-type="float">
            <text:p>0.55</text:p>
          </table:table-cell>
          <table:table-cell table:formula="of:=([.AI43]+[.AH43]+[.AG43]+[.Z43]+[.T43]+[.R43]+[.O43]+[.K43]+[.I43]+[.E43])/10/100" office:value-type="float" office:value="0.41702" calcext:value-type="float">
            <text:p>0.41702</text:p>
          </table:table-cell>
          <table:table-cell table:formula="of:=[.AN43]*0.2+[.AM43]*0.1+[.AK43]*0.15+[.AJ43]*0.1+[.AD43]*0.15+[.V43]*0.15+[.L43]*0.15" office:value-type="float" office:value="0.205904" calcext:value-type="float">
            <text:p>0.205904</text:p>
          </table:table-cell>
          <table:table-cell table:formula="of:=[.AO43]+0.05" office:value-type="float" office:value="0.255904" calcext:value-type="float">
            <text:p>0.255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4" calcext:value-type="float">
            <text:p>97.4</text:p>
          </table:table-cell>
          <table:table-cell table:formula="of:=9/10" office:value-type="float" office:value="0.9" calcext:value-type="float">
            <text:p>0.9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44]+[.AE44]+[.AC44]+[.AB44]+[.AA44]+[.Y44]+[.X44]+[.W44]+[.U44]+[.S44]+[.Q44]+[.P44]+[.N44]+[.M44]+[.J44]+[.H44]+[.G44]+[.F44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4]+[.AH44]+[.AG44]+[.Z44]+[.T44]+[.R44]+[.O44]+[.K44]+[.I44]+[.E44])/10/100" office:value-type="float" office:value="0.76902" calcext:value-type="float">
            <text:p>0.76902</text:p>
          </table:table-cell>
          <table:table-cell table:formula="of:=[.AN44]*0.2+[.AM44]*0.1+[.AK44]*0.15+[.AJ44]*0.1+[.AD44]*0.15+[.V44]*0.15+[.L44]*0.15" office:value-type="float" office:value="0.794086760717543" calcext:value-type="float">
            <text:p>0.7940867607</text:p>
          </table:table-cell>
          <table:table-cell table:formula="of:=[.AO44]+0.05" office:value-type="float" office:value="0.844086760717543" calcext:value-type="float">
            <text:p>0.84408676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racle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99.4" calcext:value-type="float">
            <text:p>99.4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 table:formula="of:=([.AF45]+[.AE45]+[.AC45]+[.AB45]+[.AA45]+[.Y45]+[.X45]+[.W45]+[.U45]+[.S45]+[.Q45]+[.P45]+[.N45]+[.M45]+[.J45]+[.H45]+[.G45]+[.F45]+3)/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AI45]+[.AH45]+[.AG45]+[.Z45]+[.T45]+[.R45]+[.O45]+[.K45]+[.I45]+[.E45])/10/100" office:value-type="float" office:value="0.86301" calcext:value-type="float">
            <text:p>0.86301</text:p>
          </table:table-cell>
          <table:table-cell table:formula="of:=[.AN45]*0.2+[.AM45]*0.1+[.AK45]*0.15+[.AJ45]*0.1+[.AD45]*0.15+[.V45]*0.15+[.L45]*0.15" office:value-type="float" office:value="0.907513447248404" calcext:value-type="float">
            <text:p>0.9075134472</text:p>
          </table:table-cell>
          <table:table-cell table:formula="of:=[.AO45]+0.05" office:value-type="float" office:value="0.957513447248404" calcext:value-type="float">
            <text:p>0.95751344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46]+[.AE46]+[.AC46]+[.AB46]+[.AA46]+[.Y46]+[.X46]+[.W46]+[.U46]+[.S46]+[.Q46]+[.P46]+[.N46]+[.M46]+[.J46]+[.H46]+[.G46]+[.F46]+3)/18" office:value-type="float" office:value="0.777777777777778" calcext:value-type="float">
            <text:p>0.7777777778</text:p>
          </table:table-cell>
          <table:table-cell office:value-type="float" office:value="0.77" calcext:value-type="float">
            <text:p>0.77</text:p>
          </table:table-cell>
          <table:table-cell table:formula="of:=([.AI46]+[.AH46]+[.AG46]+[.Z46]+[.T46]+[.R46]+[.O46]+[.K46]+[.I46]+[.E46])/10/100" office:value-type="float" office:value="0.2701" calcext:value-type="float">
            <text:p>0.2701</text:p>
          </table:table-cell>
          <table:table-cell table:formula="of:=[.AN46]*0.2+[.AM46]*0.1+[.AK46]*0.15+[.AJ46]*0.1+[.AD46]*0.15+[.V46]*0.15+[.L46]*0.15" office:value-type="float" office:value="0.742242256004865" calcext:value-type="float">
            <text:p>0.742242256</text:p>
          </table:table-cell>
          <table:table-cell table:formula="of:=[.AO46]+0.05" office:value-type="float" office:value="0.792242256004865" calcext:value-type="float">
            <text:p>0.792242256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Orion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96.43" calcext:value-type="float">
            <text:p>96.4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47]+[.AE47]+[.AC47]+[.AB47]+[.AA47]+[.Y47]+[.X47]+[.W47]+[.U47]+[.S47]+[.Q47]+[.P47]+[.N47]+[.M47]+[.J47]+[.H47]+[.G47]+[.F47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7]+[.AH47]+[.AG47]+[.Z47]+[.T47]+[.R47]+[.O47]+[.K47]+[.I47]+[.E47])/10/100" office:value-type="float" office:value="0.99044" calcext:value-type="float">
            <text:p>0.99044</text:p>
          </table:table-cell>
          <table:table-cell table:formula="of:=[.AN47]*0.2+[.AM47]*0.1+[.AK47]*0.15+[.AJ47]*0.1+[.AD47]*0.15+[.V47]*0.15+[.L47]*0.15" office:value-type="float" office:value="0.977030307692308" calcext:value-type="float">
            <text:p>0.9770303077</text:p>
          </table:table-cell>
          <table:table-cell table:formula="of:=[.AO47]+0.05" office:value-type="float" office:value="1.02703030769231" calcext:value-type="float">
            <text:p>1.0270303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los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99.8" calcext:value-type="float">
            <text:p>99.8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([.AF48]+[.AE48]+[.AC48]+[.AB48]+[.AA48]+[.Y48]+[.X48]+[.W48]+[.U48]+[.S48]+[.Q48]+[.P48]+[.N48]+[.M48]+[.J48]+[.H48]+[.G48]+[.F48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48]+[.AH48]+[.AG48]+[.Z48]+[.T48]+[.R48]+[.O48]+[.K48]+[.I48]+[.E48])/10/100" office:value-type="float" office:value="0.96788" calcext:value-type="float">
            <text:p>0.96788</text:p>
          </table:table-cell>
          <table:table-cell table:formula="of:=[.AN48]*0.2+[.AM48]*0.1+[.AK48]*0.15+[.AJ48]*0.1+[.AD48]*0.15+[.V48]*0.15+[.L48]*0.15" office:value-type="float" office:value="0.927622062633019" calcext:value-type="float">
            <text:p>0.9276220626</text:p>
          </table:table-cell>
          <table:table-cell table:formula="of:=[.AO48]+0.05" office:value-type="float" office:value="0.977622062633019" calcext:value-type="float">
            <text:p>0.9776220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thoff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93" calcext:value-type="float">
            <text:p>86.93</text:p>
          </table:table-cell>
          <table:table-cell office:value-type="float" office:value="93.97" calcext:value-type="float">
            <text:p>93.97</text:p>
          </table:table-cell>
          <table:table-cell table:formula="of:=9/10" office:value-type="float" office:value="0.9" calcext:value-type="float">
            <text:p>0.9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49]+[.AE49]+[.AC49]+[.AB49]+[.AA49]+[.Y49]+[.X49]+[.W49]+[.U49]+[.S49]+[.Q49]+[.P49]+[.N49]+[.M49]+[.J49]+[.H49]+[.G49]+[.F49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49]+[.AH49]+[.AG49]+[.Z49]+[.T49]+[.R49]+[.O49]+[.K49]+[.I49]+[.E49])/10/100" office:value-type="float" office:value="0.73519" calcext:value-type="float">
            <text:p>0.73519</text:p>
          </table:table-cell>
          <table:table-cell table:formula="of:=[.AN49]*0.2+[.AM49]*0.1+[.AK49]*0.15+[.AJ49]*0.1+[.AD49]*0.15+[.V49]*0.15+[.L49]*0.15" office:value-type="float" office:value="0.74026618485862" calcext:value-type="float">
            <text:p>0.7402661849</text:p>
          </table:table-cell>
          <table:table-cell table:formula="of:=[.AO49]+0.05" office:value-type="float" office:value="0.79026618485862" calcext:value-type="float">
            <text:p>0.7902661849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Ramirez-Lara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96" calcext:value-type="float">
            <text:p>96</text:p>
          </table:table-cell>
          <table:table-cell office:value-type="float" office:value="98.87" calcext:value-type="float">
            <text:p>98.87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 table:formula="of:=([.AF50]+[.AE50]+[.AC50]+[.AB50]+[.AA50]+[.Y50]+[.X50]+[.W50]+[.U50]+[.S50]+[.Q50]+[.P50]+[.N50]+[.M50]+[.J50]+[.H50]+[.G50]+[.F50]+3)/18" office:value-type="float" office:value="0.888888888888889" calcext:value-type="float">
            <text:p>0.8888888889</text:p>
          </table:table-cell>
          <table:table-cell office:value-type="float" office:value="0.88" calcext:value-type="float">
            <text:p>0.88</text:p>
          </table:table-cell>
          <table:table-cell table:formula="of:=([.AI50]+[.AH50]+[.AG50]+[.Z50]+[.T50]+[.R50]+[.O50]+[.K50]+[.I50]+[.E50])/10/100" office:value-type="float" office:value="0.8763" calcext:value-type="float">
            <text:p>0.8763</text:p>
          </table:table-cell>
          <table:table-cell table:formula="of:=[.AN50]*0.2+[.AM50]*0.1+[.AK50]*0.15+[.AJ50]*0.1+[.AD50]*0.15+[.V50]*0.15+[.L50]*0.15" office:value-type="float" office:value="0.798518817269687" calcext:value-type="float">
            <text:p>0.7985188173</text:p>
          </table:table-cell>
          <table:table-cell table:formula="of:=[.AO50]+0.05" office:value-type="float" office:value="0.848518817269687" calcext:value-type="float">
            <text:p>0.84851881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gers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18" calcext:value-type="float">
            <text:p>70.18</text:p>
          </table:table-cell>
          <table:table-cell office:value-type="float" office:value="86.98" calcext:value-type="float">
            <text:p>86.98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([.AF51]+[.AE51]+[.AC51]+[.AB51]+[.AA51]+[.Y51]+[.X51]+[.W51]+[.U51]+[.S51]+[.Q51]+[.P51]+[.N51]+[.M51]+[.J51]+[.H51]+[.G51]+[.F51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51]+[.AH51]+[.AG51]+[.Z51]+[.T51]+[.R51]+[.O51]+[.K51]+[.I51]+[.E51])/10/100" office:value-type="float" office:value="0.80588" calcext:value-type="float">
            <text:p>0.80588</text:p>
          </table:table-cell>
          <table:table-cell table:formula="of:=[.AN51]*0.2+[.AM51]*0.1+[.AK51]*0.15+[.AJ51]*0.1+[.AD51]*0.15+[.V51]*0.15+[.L51]*0.15" office:value-type="float" office:value="0.847515882943144" calcext:value-type="float">
            <text:p>0.8475158829</text:p>
          </table:table-cell>
          <table:table-cell table:formula="of:=[.AO51]+0.05" office:value-type="float" office:value="0.897515882943144" calcext:value-type="float">
            <text:p>0.8975158829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0.85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9.9" calcext:value-type="float">
            <text:p>99.9</text:p>
          </table:table-cell>
          <table:table-cell office:value-type="float" office:value="98.87" calcext:value-type="float">
            <text:p>98.87</text:p>
          </table:table-cell>
          <table:table-cell table:formula="of:=9/10" office:value-type="float" office:value="0.9" calcext:value-type="float">
            <text:p>0.9</text:p>
          </table:table-cell>
          <table:table-cell table:formula="of:=16/26" office:value-type="float" office:value="0.615384615384615" calcext:value-type="float">
            <text:p>0.6153846154</text:p>
          </table:table-cell>
          <table:table-cell table:formula="of:=([.AF52]+[.AE52]+[.AC52]+[.AB52]+[.AA52]+[.Y52]+[.X52]+[.W52]+[.U52]+[.S52]+[.Q52]+[.P52]+[.N52]+[.M52]+[.J52]+[.H52]+[.G52]+[.F52]+3)/18" office:value-type="float" office:value="1.16666666666667" calcext:value-type="float">
            <text:p>1.1666666667</text:p>
          </table:table-cell>
          <table:table-cell office:value-type="float" office:value="1" calcext:value-type="float">
            <text:p>1</text:p>
          </table:table-cell>
          <table:table-cell table:formula="of:=([.AI52]+[.AH52]+[.AG52]+[.Z52]+[.T52]+[.R52]+[.O52]+[.K52]+[.I52]+[.E52])/10/100" office:value-type="float" office:value="0.98202" calcext:value-type="float">
            <text:p>0.98202</text:p>
          </table:table-cell>
          <table:table-cell table:formula="of:=[.AN52]*0.2+[.AM52]*0.1+[.AK52]*0.15+[.AJ52]*0.1+[.AD52]*0.15+[.V52]*0.15+[.L52]*0.15" office:value-type="float" office:value="0.795490348434174" calcext:value-type="float">
            <text:p>0.7954903484</text:p>
          </table:table-cell>
          <table:table-cell table:formula="of:=[.AO52]+0.05" office:value-type="float" office:value="0.845490348434174" calcext:value-type="float">
            <text:p>0.84549034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llivan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53]+[.AE53]+[.AC53]+[.AB53]+[.AA53]+[.Y53]+[.X53]+[.W53]+[.U53]+[.S53]+[.Q53]+[.P53]+[.N53]+[.M53]+[.J53]+[.H53]+[.G53]+[.F53]+3)/18" office:value-type="float" office:value="1.05555555555556" calcext:value-type="float">
            <text:p>1.0555555556</text:p>
          </table:table-cell>
          <table:table-cell office:value-type="float" office:value="1" calcext:value-type="float">
            <text:p>1</text:p>
          </table:table-cell>
          <table:table-cell table:formula="of:=([.AI53]+[.AH53]+[.AG53]+[.Z53]+[.T53]+[.R53]+[.O53]+[.K53]+[.I53]+[.E53])/10/100" office:value-type="float" office:value="0.96154" calcext:value-type="float">
            <text:p>0.96154</text:p>
          </table:table-cell>
          <table:table-cell table:formula="of:=[.AN53]*0.2+[.AM53]*0.1+[.AK53]*0.15+[.AJ53]*0.1+[.AD53]*0.15+[.V53]*0.15+[.L53]*0.15" office:value-type="float" office:value="0.840293329887504" calcext:value-type="float">
            <text:p>0.8402933299</text:p>
          </table:table-cell>
          <table:table-cell table:formula="of:=[.AO53]+0.05" office:value-type="float" office:value="0.890293329887504" calcext:value-type="float">
            <text:p>0.890293329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Valadez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([.AF54]+[.AE54]+[.AC54]+[.AB54]+[.AA54]+[.Y54]+[.X54]+[.W54]+[.U54]+[.S54]+[.Q54]+[.P54]+[.N54]+[.M54]+[.J54]+[.H54]+[.G54]+[.F54]+3)/18" office:value-type="float" office:value="1.11111111111111" calcext:value-type="float">
            <text:p>1.1111111111</text:p>
          </table:table-cell>
          <table:table-cell office:value-type="float" office:value="1" calcext:value-type="float">
            <text:p>1</text:p>
          </table:table-cell>
          <table:table-cell table:formula="of:=([.AI54]+[.AH54]+[.AG54]+[.Z54]+[.T54]+[.R54]+[.O54]+[.K54]+[.I54]+[.E54])/10/100" office:value-type="float" office:value="0.98854" calcext:value-type="float">
            <text:p>0.98854</text:p>
          </table:table-cell>
          <table:table-cell table:formula="of:=[.AN54]*0.2+[.AM54]*0.1+[.AK54]*0.15+[.AJ54]*0.1+[.AD54]*0.15+[.V54]*0.15+[.L54]*0.15" office:value-type="float" office:value="0.874225938583156" calcext:value-type="float">
            <text:p>0.8742259386</text:p>
          </table:table-cell>
          <table:table-cell table:formula="of:=[.AO54]+0.05" office:value-type="float" office:value="0.924225938583156" calcext:value-type="float">
            <text:p>0.9242259386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Wish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13:04:14.923467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2-14T13:35:35.973763132</dc:date>
    <meta:editing-duration>PT9H5M38S</meta:editing-duration>
    <meta:editing-cycles>120</meta:editing-cycles>
    <meta:generator>LibreOffice/5.1.6.2$Linux_X86_64 LibreOffice_project/10m0$Build-2</meta:generator>
    <meta:document-statistic meta:table-count="1" meta:cell-count="2287" meta:object-count="0"/>
  </office:meta>
</office:document-meta>
</file>